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roid Sans Mono" svg:font-family="Droid Sans Mono" style:font-family-generic="modern" style:font-pitch="fixed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/>
    <style:style style:name="P4" style:parent-style-name="PreformattedText" style:family="paragraph">
      <style:paragraph-properties fo:margin-bottom="0.1965in"/>
    </style:style>
    <style:style style:name="P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7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9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10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1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2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1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4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6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9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2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4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9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40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41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4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4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4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4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4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4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48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4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50" style:parent-style-name="PreformattedText" style:family="paragraph">
      <style:paragraph-properties fo:margin-bottom="0.1965in"/>
    </style:style>
    <style:style style:name="P51" style:parent-style-name="Textbody" style:family="paragraph"/>
    <style:style style:name="P52" style:parent-style-name="PreformattedText" style:family="paragraph">
      <style:paragraph-properties fo:margin-bottom="0.1965in"/>
    </style:style>
    <style:style style:name="P53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5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55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5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57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58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5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60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6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6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6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64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6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6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67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6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6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7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7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7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7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7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7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7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77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7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7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80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81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8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83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8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8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8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8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88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8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9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91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9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93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9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9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96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9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9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9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0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01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0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03" style:parent-style-name="PreformattedText" style:family="paragraph">
      <style:paragraph-properties fo:margin-bottom="0.1965in"/>
    </style:style>
    <style:style style:name="P104" style:parent-style-name="Textbody" style:family="paragraph"/>
    <style:style style:name="P105" style:parent-style-name="PreformattedText" style:family="paragraph">
      <style:paragraph-properties fo:margin-bottom="0.1965in"/>
    </style:style>
    <style:style style:name="P106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0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08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10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10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111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11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13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11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1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1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17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1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1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2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P121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22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2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24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2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2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2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2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2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3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31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3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33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3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3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3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P137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3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3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40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41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4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4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4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4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4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47" style:parent-style-name="PreformattedText" style:family="paragraph">
      <style:paragraph-properties fo:margin-bottom="0.1965in"/>
    </style:style>
    <style:style style:name="P148" style:parent-style-name="Textbody" style:family="paragraph"/>
    <style:style style:name="P149" style:parent-style-name="PreformattedText" style:family="paragraph">
      <style:paragraph-properties fo:margin-bottom="0.1965in"/>
    </style:style>
    <style:style style:name="P150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5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52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15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54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155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15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57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15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59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6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61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62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6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64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6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6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6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6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69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7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7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72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7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74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7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7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7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7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79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8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8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8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8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84" style:parent-style-name="Textbody" style:family="paragraph"/>
    <style:style style:name="P185" style:parent-style-name="PreformattedText" style:family="paragraph">
      <style:paragraph-properties fo:margin-bottom="0.1965in"/>
    </style:style>
    <style:style style:name="P186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8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88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18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90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191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19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93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19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9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9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97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9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9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00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0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02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0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04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0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06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0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08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0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1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11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1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13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1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15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1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17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1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19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2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2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22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2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24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2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26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2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28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2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30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3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32" style:parent-style-name="Textbody" style:family="paragraph"/>
    <style:style style:name="P233" style:parent-style-name="PreformattedText" style:family="paragraph">
      <style:paragraph-properties fo:margin-bottom="0.1965in"/>
    </style:style>
    <style:style style:name="P234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3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36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3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38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39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4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41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4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43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4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4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4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4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48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4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5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51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5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53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5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5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5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5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58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5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6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61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6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63" style:parent-style-name="Textbody" style:family="paragraph"/>
    <style:style style:name="P264" style:parent-style-name="PreformattedText" style:family="paragraph">
      <style:paragraph-properties fo:margin-bottom="0.1965in"/>
    </style:style>
    <style:style style:name="P26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6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67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6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69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70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7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72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7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74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7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76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7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7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79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8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81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82" style:parent-style-name="Fuentedepárrafopredeter." style:family="text">
      <style:text-properties style:font-name="Consolas" style:font-name-asian="Times New Roman" style:font-name-complex="Times New Roman" fo:color="#C832FF" style:letter-kerning="false" fo:font-size="10.5pt" style:font-size-asian="10.5pt" style:font-size-complex="10.5pt" style:language-asian="es" style:country-asian="ES" style:language-complex="ar" style:country-complex="SA"/>
    </style:style>
    <style:style style:name="T283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8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8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8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8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88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8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90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9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9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9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</office:automatic-styles>
  <office:body>
    <office:text text:use-soft-page-breaks="true">
      <text:p text:style-name="P1"/>
      <text:section text:name="Sect1" text:style-name="S1">
        <text:h text:style-name="Título1" text:outline-level="1">Ejercicios prácticos de XML</text:h>
      </text:section>
      <text:section text:name="Sect2" text:style-name="S2">
        <text:p text:style-name="P2"/>
        <text:p text:style-name="Textbody"/>
        <text:p text:style-name="Textbody">Realiza los siguientes ejercicios sobre el lenguaje de marcas XML, corrige explicando donde están los errores y marcándolos con fondo color amarillo. Poner la forma correcta debajo del mismo ejercicio.</text:p>
        <text:list text:style-name="LFO1" text:continue-numbering="true">
          <text:list-item>
            <text:p text:style-name="P3">1.- Corrige el siguiente documento XML para que esté bien formado:</text:p>
          </text:list-item>
        </text:list>
        <text:p text:style-name="PreformattedText">&lt;?xml version="1.0" encoding="UTF-8"?&gt;</text:p>
        <text:p text:style-name="PreformattedText">&lt;deportistas&gt;</text:p>
        <text:p text:style-name="PreformattedText"><text:s text:c="2"/>&lt;deportista&gt;</text:p>
        <text:p text:style-name="PreformattedText"><text:s/>&lt;deporte Atletismo /&gt;</text:p>
        <text:p text:style-name="PreformattedText"><text:s/>&lt;nombre&gt;Jesse Owens&lt;/nombre&gt;</text:p>
        <text:p text:style-name="PreformattedText"><text:s text:c="2"/>&lt;deportista&gt;</text:p>
        <text:p text:style-name="PreformattedText"><text:s/>&lt;deporte Natación /&gt;</text:p>
        <text:p text:style-name="PreformattedText"><text:s/>&lt;nombre&gt;Mark Spitz&lt;/nombre&gt;</text:p>
        <text:p text:style-name="PreformattedText"><text:s text:c="2"/>&lt;/deportista&gt;</text:p>
        <text:p text:style-name="P4">&lt;/deportistas&gt;</text:p>
        <text:p text:style-name="P5"><text:span text:style-name="T6">&lt;?xml</text:span><text:span text:style-name="T7"><text:s/>version</text:span><text:span text:style-name="T8">=</text:span><text:span text:style-name="T9">"1.0"</text:span><text:span text:style-name="T10"><text:s/>encoding</text:span><text:span text:style-name="T11">=</text:span><text:span text:style-name="T12">"UTF-8"</text:span><text:span text:style-name="T13">?&gt;</text:span></text:p>
        <text:p text:style-name="P14"><text:span text:style-name="T15">&lt;deportistas&gt;</text:span></text:p>
        <text:p text:style-name="P16"><text:span text:style-name="T17">   <text:s/></text:span><text:span text:style-name="T18">&lt;deportista&gt;</text:span></text:p>
        <text:p text:style-name="P19"><text:span text:style-name="T20">       <text:s/></text:span><text:span text:style-name="T21">&lt;deporte&gt;</text:span><text:span text:style-name="T22">Atletismo</text:span><text:span text:style-name="T23">&lt;/deporte&gt;</text:span></text:p>
        <text:p text:style-name="P24"><text:span text:style-name="T25">       <text:s/></text:span><text:span text:style-name="T26">&lt;nombre&gt;</text:span><text:span text:style-name="T27">Jesse Owens</text:span><text:span text:style-name="T28">&lt;/nombre&gt;</text:span></text:p>
        <text:p text:style-name="P29"><text:span text:style-name="T30">   <text:s/></text:span><text:span text:style-name="T31">&lt;/deportista&gt;</text:span></text:p>
        <text:p text:style-name="P32"><text:span text:style-name="T33">   <text:s/></text:span><text:span text:style-name="T34">&lt;deportista&gt;</text:span></text:p>
        <text:p text:style-name="P35"><text:span text:style-name="T36">       <text:s/></text:span><text:span text:style-name="T37">&lt;deporte&gt;</text:span><text:span text:style-name="T38">Natación</text:span><text:span text:style-name="T39">&lt;/deporte&gt;</text:span></text:p>
        <text:p text:style-name="P40"><text:span text:style-name="T41">       <text:s/></text:span><text:span text:style-name="T42">&lt;nombre&gt;</text:span><text:span text:style-name="T43">Mark Spitz</text:span><text:span text:style-name="T44">&lt;/nombre&gt;</text:span></text:p>
        <text:p text:style-name="P45"><text:span text:style-name="T46">   <text:s/></text:span><text:span text:style-name="T47">&lt;/deportista&gt;</text:span></text:p>
        <text:p text:style-name="P48"><text:span text:style-name="T49">&lt;/deportistas&gt;</text:span></text:p>
        <text:p text:style-name="P50"/>
        <text:list text:style-name="LFO2" text:continue-numbering="true">
          <text:list-item>
            <text:p text:style-name="P51">2.- Corrige el siguiente documento XML para que esté bien formado:</text:p>
          </text:list-item>
        </text:list>
        <text:p text:style-name="PreformattedText">&lt;?xml version="1.0" encoding="UTF-8"?&gt;</text:p>
        <text:p text:style-name="PreformattedText">&lt;pelicula&gt;</text:p>
        <text:p text:style-name="PreformattedText"><text:s text:c="2"/>&lt;titulo&gt;Con faldas y a lo loco&lt;/titulo&gt;</text:p>
        <text:p text:style-name="PreformattedText"><text:s text:c="2"/>&lt;director&gt;Billy Wilder&lt;/director&gt;</text:p>
        <text:p text:style-name="PreformattedText">&lt;/pelicula&gt;</text:p>
        <text:p text:style-name="PreformattedText">&lt;pelicula&gt;</text:p>
        <text:p text:style-name="PreformattedText"><text:s text:c="2"/>&lt;director&gt;Leo McCarey&lt;/director&gt;</text:p>
        <text:p text:style-name="PreformattedText"><text:s text:c="2"/>&lt;titulo&gt;Sopa de ganso&lt;/titulo&gt;</text:p>
        <text:p text:style-name="PreformattedText">&lt;/pelicula&gt;</text:p>
        <text:p text:style-name="P52">&lt;autor /&gt;barto&lt;/autor&gt;</text:p>
        <text:p text:style-name="P53"><text:span text:style-name="T54">&lt;?xml</text:span><text:span text:style-name="T55"><text:s/>version</text:span><text:span text:style-name="T56">=</text:span><text:span text:style-name="T57">"1.0"</text:span><text:span text:style-name="T58"><text:s/>encoding</text:span><text:span text:style-name="T59">=</text:span><text:span text:style-name="T60">"UTF-8"</text:span><text:span text:style-name="T61">?&gt;</text:span></text:p>
        <text:p text:style-name="P62"><text:span text:style-name="T63">&lt;peliculas&gt;</text:span></text:p>
        <text:p text:style-name="P64"><text:span text:style-name="T65">   <text:s/></text:span><text:span text:style-name="T66">&lt;pelicula&gt;</text:span></text:p>
        <text:p text:style-name="P67"><text:span text:style-name="T68">       <text:s/></text:span><text:span text:style-name="T69">&lt;titulo&gt;</text:span><text:span text:style-name="T70">Con faldas y a lo loco</text:span><text:span text:style-name="T71">&lt;/titulo&gt;</text:span></text:p>
        <text:soft-page-break/>
        <text:p text:style-name="P72"><text:span text:style-name="T73">       <text:s/></text:span><text:span text:style-name="T74">&lt;director&gt;</text:span><text:span text:style-name="T75">Billy Wilder</text:span><text:span text:style-name="T76">&lt;/director&gt;</text:span></text:p>
        <text:p text:style-name="P77"><text:span text:style-name="T78">   <text:s/></text:span><text:span text:style-name="T79">&lt;/pelicula&gt;</text:span></text:p>
        <text:p text:style-name="P80"><text:span text:style-name="T81">   <text:s/></text:span><text:span text:style-name="T82">&lt;pelicula&gt;</text:span></text:p>
        <text:p text:style-name="P83"><text:span text:style-name="T84">       <text:s/></text:span><text:span text:style-name="T85">&lt;director&gt;</text:span><text:span text:style-name="T86">Leo McCarey</text:span><text:span text:style-name="T87">&lt;/director&gt;</text:span></text:p>
        <text:p text:style-name="P88"><text:span text:style-name="T89">       <text:s/></text:span><text:span text:style-name="T90">&lt;titulo&gt;</text:span><text:span text:style-name="T91">Sopa de ganso</text:span><text:span text:style-name="T92">&lt;/titulo&gt;</text:span></text:p>
        <text:p text:style-name="P93"><text:span text:style-name="T94">   <text:s/></text:span><text:span text:style-name="T95">&lt;/pelicula&gt;</text:span></text:p>
        <text:p text:style-name="P96"><text:span text:style-name="T97">   <text:s/></text:span><text:span text:style-name="T98">&lt;autor&gt;</text:span><text:span text:style-name="T99">barto</text:span><text:span text:style-name="T100">&lt;/autor&gt;</text:span></text:p>
        <text:p text:style-name="P101"><text:span text:style-name="T102">&lt;/peliculas&gt;</text:span></text:p>
        <text:p text:style-name="P103"/>
        <text:list text:style-name="LFO3" text:continue-numbering="true">
          <text:list-item>
            <text:p text:style-name="P104">3.- Corrige el siguiente documento XML para que esté bien formado:</text:p>
          </text:list-item>
        </text:list>
        <text:p text:style-name="PreformattedText">&lt;?xml version="1.0" encoding="UTF-8"?&gt;</text:p>
        <text:p text:style-name="PreformattedText">&lt;texto&gt;</text:p>
        <text:p text:style-name="PreformattedText"><text:s text:c="2"/>&lt;Titulo&gt;XML explicado a los niños&lt;/titulo&gt;</text:p>
        <text:p text:style-name="PreformattedText"><text:s text:c="2"/>&lt;párrafo&gt;El &lt;abreviatura&gt;XML&lt;/abreviatura&gt;define cómo crear</text:p>
        <text:p text:style-name="PreformattedText"><text:s text:c="2"/>lenguajes de marcas.&lt;/párrafo&gt;</text:p>
        <text:p text:style-name="PreformattedText"><text:s text:c="2"/>&lt;párrafo&gt;Las marcas se añaden a un documento de texto</text:p>
        <text:p text:style-name="PreformattedText"><text:s text:c="2"/>para añadir información.&lt;/párrafo&gt;</text:p>
        <text:p text:style-name="PreformattedText"><text:s text:c="2"/>&lt;http://&gt;www.example.org&lt;/http://&gt;</text:p>
        <text:p text:style-name="P105">&lt;/texto&gt;</text:p>
        <text:p text:style-name="P106"><text:span text:style-name="T107">&lt;?xml</text:span><text:span text:style-name="T108"><text:s/>version</text:span><text:span text:style-name="T109">=</text:span><text:span text:style-name="T110">"1.0"</text:span><text:span text:style-name="T111"><text:s/>encoding</text:span><text:span text:style-name="T112">=</text:span><text:span text:style-name="T113">"UTF-8"</text:span><text:span text:style-name="T114">?&gt;</text:span></text:p>
        <text:p text:style-name="P115"><text:span text:style-name="T116">&lt;texto&gt;</text:span></text:p>
        <text:p text:style-name="P117"><text:span text:style-name="T118">   <text:s/></text:span><text:span text:style-name="T119">&lt;titulo&gt;</text:span><text:span text:style-name="T120">XML explicado a los niños</text:span></text:p>
        <text:p text:style-name="P121"><text:span text:style-name="T122">   <text:s/></text:span><text:span text:style-name="T123">&lt;/titulo&gt;</text:span></text:p>
        <text:p text:style-name="P124"><text:span text:style-name="T125">   <text:s/></text:span><text:span text:style-name="T126">&lt;párrafo&gt;</text:span><text:span text:style-name="T127">El<text:s/></text:span><text:span text:style-name="T128">&lt;abreviatura&gt;</text:span><text:span text:style-name="T129">XML</text:span><text:span text:style-name="T130">&lt;/abreviatura&gt;</text:span><text:span text:style-name="T131">define cómo crear lenguajes de marcas.</text:span><text:span text:style-name="T132">&lt;/párrafo&gt;</text:span></text:p>
        <text:p text:style-name="P133"><text:span text:style-name="T134">   <text:s/></text:span><text:span text:style-name="T135">&lt;párrafo&gt;</text:span><text:span text:style-name="T136">Las marcas se añaden a un documento de texto</text:span></text:p>
        <text:p text:style-name="P137"><text:span text:style-name="T138">        para añadir información.</text:span><text:span text:style-name="T139">&lt;/párrafo&gt;</text:span></text:p>
        <text:p text:style-name="P140"><text:span text:style-name="T141">   <text:s/></text:span><text:span text:style-name="T142">&lt;enlace&gt;</text:span><text:span text:style-name="T143">http://www.example.org</text:span><text:span text:style-name="T144">&lt;/enlace&gt;</text:span></text:p>
        <text:p text:style-name="P145"><text:span text:style-name="T146">&lt;/texto&gt;</text:span></text:p>
        <text:p text:style-name="P147"/>
        <text:list text:style-name="LFO4" text:continue-numbering="true">
          <text:list-item>
            <text:p text:style-name="P148">4.- Corrige el siguiente documento XML para que esté bien formado:</text:p>
          </text:list-item>
        </text:list>
        <text:p text:style-name="PreformattedText">&lt;?xml version="1.0" encoding="UTF-8"?&gt;</text:p>
        <text:p text:style-name="PreformattedText">&lt;geografia mundial&gt;</text:p>
        <text:p text:style-name="PreformattedText"><text:s text:c="2"/>&lt;pais&gt;</text:p>
        <text:p text:style-name="PreformattedText"><text:s/>&lt;pais&gt;España&lt;/pais&gt;</text:p>
        <text:p text:style-name="PreformattedText"><text:s/>&lt;continente&gt;Europa&lt;/continente&gt;</text:p>
        <text:p text:style-name="PreformattedText"><text:s/>&lt;capital&gt;&lt;/capital nombre="Madrid"&gt;</text:p>
        <text:p text:style-name="PreformattedText"><text:s text:c="2"/>&lt;/pais&gt;</text:p>
        <text:p text:style-name="P149">&lt;/geografia mundial&gt;</text:p>
        <text:p text:style-name="P150"><text:span text:style-name="T151">&lt;?xml</text:span><text:span text:style-name="T152"><text:s/>version</text:span><text:span text:style-name="T153">=</text:span><text:span text:style-name="T154">"1.0"</text:span><text:span text:style-name="T155"><text:s/>encoding</text:span><text:span text:style-name="T156">=</text:span><text:span text:style-name="T157">"UTF-8"</text:span><text:span text:style-name="T158">?&gt;</text:span></text:p>
        <text:p text:style-name="P159"><text:span text:style-name="T160">&lt;geografia-mundial&gt;</text:span></text:p>
        <text:p text:style-name="P161"><text:span text:style-name="T162">   <text:s/></text:span><text:span text:style-name="T163">&lt;pais&gt;</text:span></text:p>
        <text:p text:style-name="P164"><text:span text:style-name="T165">       <text:s/></text:span><text:span text:style-name="T166">&lt;pais&gt;</text:span><text:span text:style-name="T167">España</text:span><text:span text:style-name="T168">&lt;/pais&gt;</text:span></text:p>
        <text:p text:style-name="P169"><text:span text:style-name="T170">       <text:s/></text:span><text:span text:style-name="T171">&lt;continente&gt;</text:span><text:span text:style-name="T172">Europa</text:span><text:span text:style-name="T173">&lt;/continente&gt;</text:span></text:p>
        <text:p text:style-name="P174"><text:span text:style-name="T175">       <text:s/></text:span><text:span text:style-name="T176">&lt;capital&gt;</text:span><text:span text:style-name="T177">Madrid</text:span><text:span text:style-name="T178">&lt;/capital&gt;</text:span></text:p>
        <text:p text:style-name="P179"><text:span text:style-name="T180">   <text:s/></text:span><text:span text:style-name="T181">&lt;/pais&gt;</text:span></text:p>
        <text:p text:style-name="P182"><text:span text:style-name="T183">&lt;/geografia-mundial&gt;</text:span></text:p>
        <text:soft-page-break/>
        <text:list text:style-name="LFO5" text:continue-numbering="true">
          <text:list-item>
            <text:p text:style-name="P184">5.- Corrige el siguiente documento XML para que esté bien formado:</text:p>
          </text:list-item>
        </text:list>
        <text:p text:style-name="PreformattedText">&lt;?xml version="1.0" encoding="UTF-8"?&gt;</text:p>
        <text:p text:style-name="PreformattedText">&lt;programas&gt;</text:p>
        <text:p text:style-name="PreformattedText"><text:s text:c="2"/>&lt;programa nombre="Firefox" licencia="GPL" licencia="MPL" /&gt;</text:p>
        <text:p text:style-name="PreformattedText"><text:s text:c="2"/>&lt;programa nombre="OpenOffice.org" licencia=LGPL /&gt;</text:p>
        <text:p text:style-name="PreformattedText"><text:s text:c="2"/>&lt;programa nombre="Inkscape" licencia="GPL" /&gt;</text:p>
        <text:p text:style-name="P185">&lt;/programas&gt;</text:p>
        <text:p text:style-name="P186"><text:span text:style-name="T187">&lt;?xml</text:span><text:span text:style-name="T188"><text:s/>version</text:span><text:span text:style-name="T189">=</text:span><text:span text:style-name="T190">"1.0"</text:span><text:span text:style-name="T191"><text:s/>encoding</text:span><text:span text:style-name="T192">=</text:span><text:span text:style-name="T193">"UTF-8"</text:span><text:span text:style-name="T194">?&gt;</text:span></text:p>
        <text:p text:style-name="P195"><text:span text:style-name="T196">&lt;programas&gt;</text:span></text:p>
        <text:p text:style-name="P197"><text:span text:style-name="T198">   <text:s/></text:span><text:span text:style-name="T199">&lt;programa<text:s/></text:span><text:span text:style-name="T200">nombre</text:span><text:span text:style-name="T201">=</text:span><text:span text:style-name="T202">"Firefox"</text:span><text:span text:style-name="T203"><text:s/></text:span><text:span text:style-name="T204">licencia</text:span><text:span text:style-name="T205">=</text:span><text:span text:style-name="T206">"GPL"</text:span><text:span text:style-name="T207"><text:s/>/&gt;</text:span></text:p>
        <text:p text:style-name="P208"><text:span text:style-name="T209">   <text:s/></text:span><text:span text:style-name="T210">&lt;programa<text:s/></text:span><text:span text:style-name="T211">nombre</text:span><text:span text:style-name="T212">=</text:span><text:span text:style-name="T213">"OpenOffice.org"</text:span><text:span text:style-name="T214"><text:s/></text:span><text:span text:style-name="T215">licencia</text:span><text:span text:style-name="T216">=</text:span><text:span text:style-name="T217">"LGPL"</text:span><text:span text:style-name="T218"><text:s/>/&gt;</text:span></text:p>
        <text:p text:style-name="P219"><text:span text:style-name="T220">   <text:s/></text:span><text:span text:style-name="T221">&lt;programa<text:s/></text:span><text:span text:style-name="T222">nombre</text:span><text:span text:style-name="T223">=</text:span><text:span text:style-name="T224">"Inkscape"</text:span><text:span text:style-name="T225"><text:s/></text:span><text:span text:style-name="T226">licencia</text:span><text:span text:style-name="T227">=</text:span><text:span text:style-name="T228">"GPL"</text:span><text:span text:style-name="T229"><text:s/>/&gt;</text:span></text:p>
        <text:p text:style-name="P230"><text:span text:style-name="T231">&lt;/programas&gt;</text:span></text:p>
        <text:list text:style-name="LFO6" text:continue-numbering="true">
          <text:list-item>
            <text:p text:style-name="P232">6.- Corrige el siguiente documento XML para que esté bien formado:</text:p>
          </text:list-item>
        </text:list>
        <text:p text:style-name="PreformattedText">&lt;?xml version="1.0" encoding="UTF-8"?&gt;</text:p>
        <text:p text:style-name="PreformattedText">&lt;mundiales-de-futbol&gt;</text:p>
        <text:p text:style-name="PreformattedText"><text:s text:c="2"/>&lt;mundial&gt;</text:p>
        <text:p text:style-name="PreformattedText"><text:s/>&lt;pais="España" /&gt;</text:p>
        <text:p text:style-name="PreformattedText"><text:s/>&lt;1982 /&gt;</text:p>
        <text:p text:style-name="PreformattedText"><text:s text:c="2"/>&lt;/mundial&gt;</text:p>
        <text:p text:style-name="P233">&lt;/mundiales-de-futbol&gt;</text:p>
        <text:p text:style-name="P234"><text:span text:style-name="T235">&lt;?xml</text:span><text:span text:style-name="T236"><text:s/>version</text:span><text:span text:style-name="T237">=</text:span><text:span text:style-name="T238">"1.0"</text:span><text:span text:style-name="T239"><text:s/>encoding</text:span><text:span text:style-name="T240">=</text:span><text:span text:style-name="T241">"UTF-8"</text:span><text:span text:style-name="T242">?&gt;</text:span></text:p>
        <text:p text:style-name="P243"><text:span text:style-name="T244">&lt;mundiales-de-futbol&gt;</text:span></text:p>
        <text:p text:style-name="P245"><text:span text:style-name="T246">   <text:s/></text:span><text:span text:style-name="T247">&lt;mundial&gt;</text:span></text:p>
        <text:p text:style-name="P248"><text:span text:style-name="T249">       <text:s/></text:span><text:span text:style-name="T250">&lt;pais&gt;</text:span><text:span text:style-name="T251">España</text:span><text:span text:style-name="T252">&lt;/pais&gt;</text:span></text:p>
        <text:p text:style-name="P253"><text:span text:style-name="T254">       <text:s/></text:span><text:span text:style-name="T255">&lt;año&gt;</text:span><text:span text:style-name="T256">1982</text:span><text:span text:style-name="T257">&lt;/año&gt;</text:span></text:p>
        <text:p text:style-name="P258"><text:span text:style-name="T259">   <text:s/></text:span><text:span text:style-name="T260">&lt;/mundial&gt;</text:span></text:p>
        <text:p text:style-name="P261"><text:span text:style-name="T262">&lt;/mundiales-de-futbol&gt;</text:span></text:p>
        <text:list text:style-name="LFO7" text:continue-numbering="true">
          <text:list-item>
            <text:p text:style-name="P263">7.- Corrige el siguiente documento XML para que esté bien formado:</text:p>
          </text:list-item>
        </text:list>
        <text:p text:style-name="PreformattedText">&lt;?xml version="1.0" encoding="UTF-8"?&gt;</text:p>
        <text:p text:style-name="PreformattedText">&lt;mediosDeTransporte&gt;</text:p>
        <text:p text:style-name="PreformattedText"><text:s text:c="2"/>&lt;bicicleta velocidad="v&lt;100km/h" /&gt;</text:p>
        <text:p text:style-name="PreformattedText"><text:s text:c="2"/>&lt;patinete velocidad maxima="50 km/h"</text:p>
        <text:p text:style-name="P264">&lt;/mediosDeTransporte&gt;</text:p>
        <text:p text:style-name="P265"><text:span text:style-name="T266">&lt;?xml</text:span><text:span text:style-name="T267"><text:s/>version</text:span><text:span text:style-name="T268">=</text:span><text:span text:style-name="T269">"1.0"</text:span><text:span text:style-name="T270"><text:s/>encoding</text:span><text:span text:style-name="T271">=</text:span><text:span text:style-name="T272">"UTF-8"</text:span><text:span text:style-name="T273">?&gt;</text:span></text:p>
        <text:p text:style-name="P274"><text:span text:style-name="T275">&lt;mediosDeTransporte&gt;</text:span></text:p>
        <text:p text:style-name="P276"><text:span text:style-name="T277">   <text:s/></text:span><text:span text:style-name="T278">&lt;bicicleta<text:s/></text:span><text:span text:style-name="T279">velocidad</text:span><text:span text:style-name="T280">=</text:span><text:span text:style-name="T281">"</text:span><text:span text:style-name="T282">&amp;lt;</text:span><text:span text:style-name="T283">100km/h"</text:span><text:span text:style-name="T284"><text:s/>/&gt;</text:span></text:p>
        <text:p text:style-name="P285"><text:span text:style-name="T286">   <text:s/></text:span><text:span text:style-name="T287">&lt;patinete<text:s/></text:span><text:span text:style-name="T288">velocidad-maxima</text:span><text:span text:style-name="T289">=</text:span><text:span text:style-name="T290">"50 km/h"</text:span><text:span text:style-name="T291"><text:s/>/&gt;</text:span></text:p>
        <text:p text:style-name="P292"><text:span text:style-name="T293">&lt;/mediosDeTransporte&gt;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roid Sans Mono" svg:font-family="Droid Sans Mono" style:font-family-generic="modern" style:font-pitch="fixed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Times New Roman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Times New Roman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Droid Sans Mono" fo:font-size="10pt" style:font-size-asian="10pt" style:font-size-complex="10pt" fo:hyphenate="false"/>
    </style:style>
    <style:style style:name="Sender" style:display-name="Sender" style:family="paragraph" style:parent-style-name="Standard">
      <style:paragraph-properties text:number-lines="false"/>
      <style:text-properties fo:font-style="italic" style:font-style-asian="italic" style:font-style-complex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Alberto Gómez Morales<text:tab/>1º DAW<text:tab/>Lenguaje de Marca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ENCARNA </meta:initial-creator>
    <dc:creator>Alberto Gómez Morales</dc:creator>
    <meta:creation-date>2015-01-08T11:49:00Z</meta:creation-date>
    <dc:date>2023-02-02T12:23:00Z</dc:date>
    <meta:template xlink:href="Normal.dotm" xlink:type="simple"/>
    <meta:editing-cycles>36</meta:editing-cycles>
    <meta:editing-duration>PT1980S</meta:editing-duration>
    <meta:document-statistic meta:page-count="3" meta:paragraph-count="7" meta:word-count="604" meta:character-count="3923" meta:row-count="27" meta:non-whitespace-character-count="3326"/>
  </office:meta>
</office:document-meta>
</file>